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13.41mm"/>
    </style:style>
    <style:style style:name="co5" style:family="table-column">
      <style:table-column-properties fo:break-before="auto" style:column-width="28.0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mbi-core-gosum2-bio" table:style-name="ta1">
        <table:shapes>
          <draw:frame draw:z-index="0" draw:style-name="gr1" draw:text-style-name="P1" svg:width="229.24mm" svg:height="326.3mm" svg:x="70.17mm" svg:y="287.22mm">
            <loext:p draw:notify-on-update-of-ranges="'Gambi-core-gosum2-bio'.B2:'Gambi-core-gosum2-bio'.B62 'Gambi-core-gosum2-bio'.C1:'Gambi-core-gosum2-bio'.C1 'Gambi-core-gosum2-bio'.C2:'Gambi-core-gosum2-bio'.C62 'Gambi-core-gosum2-bio'.D1:'Gambi-core-gosum2-bio'.D1 'Gambi-core-gosum2-bio'.D2:'Gambi-core-gosum2-bio'.D62 'Gambi-core-gosum2-bio'.E1:'Gambi-core-gosum2-bio'.E1 'Gambi-core-gosum2-bio'.E2:'Gambi-core-gosum2-bio'.E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GO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oftcore</text:p>
          </table:table-cell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ParentGO</text:p>
          </table:table-cell>
          <table:table-cell office:value-type="string" calcext:value-type="string">
            <text:p>Parent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:0000075</text:p>
          </table:table-cell>
          <table:table-cell office:value-type="string" calcext:value-type="string">
            <text:p>cell cycle checkpo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2252</text:p>
          </table:table-cell>
          <table:table-cell office:value-type="string" calcext:value-type="string">
            <text:p>immune effector proc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:0003008</text:p>
          </table:table-cell>
          <table:table-cell office:value-type="string" calcext:value-type="string">
            <text:p>system proc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6457</text:p>
          </table:table-cell>
          <table:table-cell office:value-type="string" calcext:value-type="string">
            <text:p>protein fold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nitrogen compound metabolic process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:0006928</text:p>
          </table:table-cell>
          <table:table-cell office:value-type="string" calcext:value-type="string">
            <text:p>movement of cell or subcellular compon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response to stres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immune respon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microtubule-based proces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7049</text:p>
          </table:table-cell>
          <table:table-cell office:value-type="string" calcext:value-type="string">
            <text:p>cell cyc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7059</text:p>
          </table:table-cell>
          <table:table-cell office:value-type="string" calcext:value-type="string">
            <text:p>chromosome segreg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7154</text:p>
          </table:table-cell>
          <table:table-cell office:value-type="string" calcext:value-type="string">
            <text:p>cell communic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7155</text:p>
          </table:table-cell>
          <table:table-cell office:value-type="string" calcext:value-type="string">
            <text:p>cell adhe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7163</text:p>
          </table:table-cell>
          <table:table-cell office:value-type="string" calcext:value-type="string">
            <text:p>establishment or maintenance of cell polar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signal transduc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8037</text:p>
          </table:table-cell>
          <table:table-cell office:value-type="string" calcext:value-type="string">
            <text:p>cell dea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8219</text:p>
          </table:table-cell>
          <table:table-cell office:value-type="string" calcext:value-type="string">
            <text:p>cell de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9056</text:p>
          </table:table-cell>
          <table:table-cell office:value-type="string" calcext:value-type="string">
            <text:p>catabolic process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iosynthetic process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response to external stimul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response to biotic stimu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9628</text:p>
          </table:table-cell>
          <table:table-cell office:value-type="string" calcext:value-type="string">
            <text:p>response to abiotic stimul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response to endogenous stimu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cellular component organization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19725</text:p>
          </table:table-cell>
          <table:table-cell office:value-type="string" calcext:value-type="string">
            <text:p>cellular homeosta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19748</text:p>
          </table:table-cell>
          <table:table-cell office:value-type="string" calcext:value-type="string">
            <text:p>secondary metabolic proc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cell cycle proc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22406</text:p>
          </table:table-cell>
          <table:table-cell office:value-type="string" calcext:value-type="string">
            <text:p>membrane dock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30029</text:p>
          </table:table-cell>
          <table:table-cell office:value-type="string" calcext:value-type="string">
            <text:p>actin filament-based proc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31503</text:p>
          </table:table-cell>
          <table:table-cell office:value-type="string" calcext:value-type="string">
            <text:p>protein-containing complex localizatio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32259</text:p>
          </table:table-cell>
          <table:table-cell office:value-type="string" calcext:value-type="string">
            <text:p>methyla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33036</text:p>
          </table:table-cell>
          <table:table-cell office:value-type="string" calcext:value-type="string">
            <text:p>macromolecule localizatio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35036</text:p>
          </table:table-cell>
          <table:table-cell office:value-type="string" calcext:value-type="string">
            <text:p>sperm-egg recogni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2221</text:p>
          </table:table-cell>
          <table:table-cell office:value-type="string" calcext:value-type="string">
            <text:p>response to chemic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2440</text:p>
          </table:table-cell>
          <table:table-cell office:value-type="string" calcext:value-type="string">
            <text:p>pigment metabolic pro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4085</text:p>
          </table:table-cell>
          <table:table-cell office:value-type="string" calcext:value-type="string">
            <text:p>cellular component biogenes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cellular metabolic process</text:p>
          </table:table-cell>
          <table:table-cell office:value-type="float" office:value="282" calcext:value-type="float">
            <text:p>282</text:p>
          </table:table-cell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primary metabolic process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4281</text:p>
          </table:table-cell>
          <table:table-cell office:value-type="string" calcext:value-type="string">
            <text:p>small molecule metabolic process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4419</text:p>
          </table:table-cell>
          <table:table-cell office:value-type="string" calcext:value-type="string">
            <text:p>interspecies interaction between organism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cellular developmental proc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48870</text:p>
          </table:table-cell>
          <table:table-cell office:value-type="string" calcext:value-type="string">
            <text:p>cell motil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51234</text:p>
          </table:table-cell>
          <table:table-cell office:value-type="string" calcext:value-type="string">
            <text:p>establishment of localization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51235</text:p>
          </table:table-cell>
          <table:table-cell office:value-type="string" calcext:value-type="string">
            <text:p>maintenance of lo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51606</text:p>
          </table:table-cell>
          <table:table-cell office:value-type="string" calcext:value-type="string">
            <text:p>detection of stimu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51641</text:p>
          </table:table-cell>
          <table:table-cell office:value-type="string" calcext:value-type="string">
            <text:p>cellular localizatio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cellular response to stimulu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55114</text:p>
          </table:table-cell>
          <table:table-cell office:value-type="string" calcext:value-type="string">
            <text:p>oxidation-reduction proces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61919</text:p>
          </table:table-cell>
          <table:table-cell office:value-type="string" calcext:value-type="string">
            <text:p>process utilizing autophagic mechanis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regulation of biological qualit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65009</text:p>
          </table:table-cell>
          <table:table-cell office:value-type="string" calcext:value-type="string">
            <text:p>regulation of molecular functi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70085</text:p>
          </table:table-cell>
          <table:table-cell office:value-type="string" calcext:value-type="string">
            <text:p>glycosylatio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70988</text:p>
          </table:table-cell>
          <table:table-cell office:value-type="string" calcext:value-type="string">
            <text:p>demethylatio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71554</text:p>
          </table:table-cell>
          <table:table-cell office:value-type="string" calcext:value-type="string">
            <text:p>cell wall organization or biogenes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organic substance metabolic process</text:p>
          </table:table-cell>
          <table:table-cell office:value-type="float" office:value="294" calcext:value-type="float">
            <text:p>294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072376</text:p>
          </table:table-cell>
          <table:table-cell office:value-type="string" calcext:value-type="string">
            <text:p>protein activation casca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0140029</text:p>
          </table:table-cell>
          <table:table-cell office:value-type="string" calcext:value-type="string">
            <text:p>exocytic pro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1903046</text:p>
          </table:table-cell>
          <table:table-cell office:value-type="string" calcext:value-type="string">
            <text:p>meiotic cell cycle proc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:1990748</text:p>
          </table:table-cell>
          <table:table-cell office:value-type="string" calcext:value-type="string">
            <text:p>cellular detoxific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s text:c="16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21:43:17.418685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21:44:20.571420414</dc:date>
    <meta:editing-duration>PT48M13S</meta:editing-duration>
    <meta:editing-cycles>17</meta:editing-cycles>
    <meta:generator>LibreOffice/5.1.6.2$Linux_X86_64 LibreOffice_project/10m0$Build-2</meta:generator>
    <meta:document-statistic meta:table-count="1" meta:cell-count="3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25cm" svg:height="32.631cm" xlink:href=".." xlink:type="simple" chart:class="chart:bar" chart:style-name="ch1">
        <chart:legend chart:legend-position="end" svg:x="20.926cm" svg:y="15.518cm" style:legend-expansion="high" chart:style-name="ch2"/>
        <chart:plot-area chart:style-name="ch3" table:cell-range-address="'Gambi-core-gosum2-bio'.B1:'Gambi-core-gosum2-bio'.E62" chart:data-source-has-labels="both" svg:x="1.095cm" svg:y="0.246cm" svg:width="19.365cm" svg:height="32.312cm">
          <chartooo:coordinate-region svg:x="3.38cm" svg:y="0.446cm" svg:width="17.079cm" svg:height="26.904cm"/>
          <chart:axis chart:dimension="x" chart:name="primary-x" chart:style-name="ch4" chartooo:axis-type="auto">
            <chartooo:date-scale/>
            <chart:categories table:cell-range-address="'Gambi-core-gosum2-bio'.B2:'Gambi-core-gosum2-bio'.B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mbi-core-gosum2-bio'.C2:'Gambi-core-gosum2-bio'.C62" chart:label-cell-address="'Gambi-core-gosum2-bio'.C1:'Gambi-core-gosum2-bio'.C1" chart:class="chart:bar">
            <chart:data-point chart:repeated="61"/>
          </chart:series>
          <chart:series chart:style-name="ch8" chart:values-cell-range-address="'Gambi-core-gosum2-bio'.D2:'Gambi-core-gosum2-bio'.D62" chart:label-cell-address="'Gambi-core-gosum2-bio'.D1:'Gambi-core-gosum2-bio'.D1" chart:class="chart:bar">
            <chart:data-point chart:repeated="61"/>
          </chart:series>
          <chart:series chart:style-name="ch9" chart:values-cell-range-address="'Gambi-core-gosum2-bio'.E2:'Gambi-core-gosum2-bio'.E62" chart:label-cell-address="'Gambi-core-gosum2-bio'.E1:'Gambi-core-gosum2-bio'.E1" chart:class="chart:ba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Gambi-core-gosum2-bio'.C1:'Gambi-core-gosum2-bio'.C1</svg:desc>
                </draw:g>
              </table:table-cell>
              <table:table-cell office:value-type="string">
                <text:p>softcore</text:p>
                <draw:g>
                  <svg:desc>'Gambi-core-gosum2-bio'.D1:'Gambi-core-gosum2-bio'.D1</svg:desc>
                </draw:g>
              </table:table-cell>
              <table:table-cell office:value-type="string">
                <text:p>unique</text:p>
                <draw:g>
                  <svg:desc>'Gambi-core-gosum2-bio'.E1:'Gambi-core-gosum2-bi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l cycle checkpoint</text:p>
                <draw:g>
                  <svg:desc>'Gambi-core-gosum2-bio'.B2:'Gambi-core-gosum2-bio'.B62</svg:desc>
                </draw:g>
              </table:table-cell>
              <table:table-cell office:value-type="float" office:value="1">
                <text:p>1</text:p>
                <draw:g>
                  <svg:desc>'Gambi-core-gosum2-bio'.C2:'Gambi-core-gosum2-bio'.C62</svg:desc>
                </draw:g>
              </table:table-cell>
              <table:table-cell office:value-type="float" office:value="2">
                <text:p>2</text:p>
                <draw:g>
                  <svg:desc>'Gambi-core-gosum2-bio'.D2:'Gambi-core-gosum2-bio'.D62</svg:desc>
                </draw:g>
              </table:table-cell>
              <table:table-cell office:value-type="float" office:value="2">
                <text:p>2</text:p>
                <draw:g>
                  <svg:desc>'Gambi-core-gosum2-bio'.E2:'Gambi-core-gosum2-bio'.E62</svg:desc>
                </draw:g>
              </table:table-cell>
            </table:table-row>
            <table:table-row>
              <table:table-cell office:value-type="string">
                <text:p>immune effector proces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ystem proces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tein folding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trogen compound metabolic process</text:p>
              </table:table-cell>
              <table:table-cell office:value-type="float" office:value="227">
                <text:p>227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movement of cell or subcellular component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sponse to stress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mune respon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rotubule-based process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ell cycl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omosome segregatio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 communicatio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ll adhes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stablishment or maintenance of cell polarit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gnal transduction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ell death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 deat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tabolic process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iosynthetic process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response to external stimulu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sponse to biotic stimulu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ponse to abiotic stimulu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sponse to endogenous stimulu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llular component organization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ellular homeostasi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condary metabolic proces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ell cycle process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mbrane dock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tin filament-based proces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tein-containing complex localizatio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thylation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cromolecule localizatio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perm-egg recogni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ponse to chemical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igment metabolic process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llular component biogenesi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ular metabolic process</text:p>
              </table:table-cell>
              <table:table-cell office:value-type="float" office:value="282">
                <text:p>282</text:p>
              </table:table-cell>
              <table:table-cell office:value-type="float" office:value="268">
                <text:p>26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primary metabolic process</text:p>
              </table:table-cell>
              <table:table-cell office:value-type="float" office:value="246">
                <text:p>246</text:p>
              </table:table-cell>
              <table:table-cell office:value-type="float" office:value="230">
                <text:p>2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small molecule metabolic process</text:p>
              </table:table-cell>
              <table:table-cell office:value-type="float" office:value="130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interspecies interaction between organism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atomical structure development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ular developmental proces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ll motil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gulation of biological process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establishment of localization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maintenance of locatio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tection of stimulu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ular localizatio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ellular response to stimulus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xidation-reduction process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ocess utilizing autophagic mechanism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gulation of biological quality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egulation of molecular functio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lycosyl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methylatio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 wall organization or biogenesi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ganic substance metabolic process</text:p>
              </table:table-cell>
              <table:table-cell office:value-type="float" office:value="294">
                <text:p>294</text:p>
              </table:table-cell>
              <table:table-cell office:value-type="float" office:value="278">
                <text:p>27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protein activation cascad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ocytic proces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iotic cell cycle proces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ular detoxific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